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Standard">
      <style:text-properties officeooo:rsid="0016f043" officeooo:paragraph-rsid="0016f043"/>
    </style:style>
    <style:style style:name="P4" style:family="paragraph" style:parent-style-name="Standard">
      <style:text-properties officeooo:rsid="001819a2" officeooo:paragraph-rsid="001819a2"/>
    </style:style>
    <style:style style:name="P5" style:family="paragraph" style:parent-style-name="Standard">
      <style:text-properties officeooo:rsid="0018aea4" officeooo:paragraph-rsid="0018aea4"/>
    </style:style>
    <style:style style:name="P6" style:family="paragraph" style:parent-style-name="Standard">
      <style:text-properties officeooo:rsid="001a6449" officeooo:paragraph-rsid="001a6449"/>
    </style:style>
    <style:style style:name="P7" style:family="paragraph" style:parent-style-name="Standard">
      <style:text-properties officeooo:rsid="001abe05" officeooo:paragraph-rsid="001abe05"/>
    </style:style>
    <style:style style:name="P8" style:family="paragraph" style:parent-style-name="Standard">
      <style:text-properties officeooo:rsid="001bbdd1" officeooo:paragraph-rsid="001bbdd1"/>
    </style:style>
    <style:style style:name="P9" style:family="paragraph" style:parent-style-name="Standard">
      <style:text-properties officeooo:rsid="001bbdd1" officeooo:paragraph-rsid="001d624e"/>
    </style:style>
    <style:style style:name="P10" style:family="paragraph" style:parent-style-name="Standard">
      <style:text-properties officeooo:rsid="001bbdd1" officeooo:paragraph-rsid="001dd851"/>
    </style:style>
    <style:style style:name="P11" style:family="paragraph" style:parent-style-name="Standard">
      <style:text-properties officeooo:rsid="00209519" officeooo:paragraph-rsid="00209519"/>
    </style:style>
    <style:style style:name="P12" style:family="paragraph" style:parent-style-name="Standard">
      <style:text-properties officeooo:rsid="0028b79f" officeooo:paragraph-rsid="0028b79f"/>
    </style:style>
    <style:style style:name="P13" style:family="paragraph" style:parent-style-name="Standard">
      <style:paragraph-properties fo:break-before="page"/>
      <style:text-properties officeooo:rsid="001bbdd1" officeooo:paragraph-rsid="001bbdd1"/>
    </style:style>
    <style:style style:name="P14" style:family="paragraph" style:parent-style-name="Text_20_body">
      <style:text-properties officeooo:rsid="0018aea4" officeooo:paragraph-rsid="0018aea4"/>
    </style:style>
    <style:style style:name="P15" style:family="paragraph" style:parent-style-name="Text_20_body">
      <style:text-properties officeooo:rsid="001bbdd1" officeooo:paragraph-rsid="001bbdd1"/>
    </style:style>
    <style:style style:name="P16" style:family="paragraph" style:parent-style-name="Table_20_Contents">
      <style:text-properties officeooo:rsid="001614ef" officeooo:paragraph-rsid="001614ef"/>
    </style:style>
    <style:style style:name="P17" style:family="paragraph" style:parent-style-name="Table_20_Contents">
      <style:text-properties officeooo:rsid="001bbdd1" officeooo:paragraph-rsid="001bbdd1"/>
    </style:style>
    <style:style style:name="P18" style:family="paragraph" style:parent-style-name="Table_20_Contents">
      <style:text-properties officeooo:rsid="001dd851" officeooo:paragraph-rsid="001dd851"/>
    </style:style>
    <style:style style:name="P19" style:family="paragraph" style:parent-style-name="Table_20_Contents">
      <style:text-properties officeooo:rsid="001f0565" officeooo:paragraph-rsid="001f0565"/>
    </style:style>
    <style:style style:name="P20" style:family="paragraph" style:parent-style-name="Table_20_Contents">
      <style:text-properties officeooo:rsid="00209519" officeooo:paragraph-rsid="00209519"/>
    </style:style>
    <style:style style:name="P21" style:family="paragraph" style:parent-style-name="Table_20_Contents">
      <style:text-properties officeooo:rsid="0028b79f" officeooo:paragraph-rsid="0028b79f"/>
    </style:style>
    <style:style style:name="P22" style:family="paragraph" style:parent-style-name="Standard">
      <style:text-properties officeooo:rsid="0028b9d2" officeooo:paragraph-rsid="0028b9d2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19a2"/>
    </style:style>
    <style:style style:name="T4" style:family="text">
      <style:text-properties officeooo:rsid="0018aea4"/>
    </style:style>
    <style:style style:name="T5" style:family="text">
      <style:text-properties officeooo:rsid="001a6449"/>
    </style:style>
    <style:style style:name="T6" style:family="text">
      <style:text-properties officeooo:rsid="001bbdd1"/>
    </style:style>
    <style:style style:name="T7" style:family="text">
      <style:text-properties officeooo:rsid="001d624e"/>
    </style:style>
    <style:style style:name="T8" style:family="text">
      <style:text-properties officeooo:rsid="001f0565"/>
    </style:style>
    <style:style style:name="T9" style:family="text">
      <style:text-properties officeooo:rsid="00215a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P32NMEA2K</text:h>
      <text:p text:style-name="P15">2021/11/17</text:p>
      <text:h text:style-name="Heading_20_2" text:outline-level="2">Conversions <text:span text:style-name="T6">NMEA2000-&gt;NMEA0183</text:span></text:h>
      <text:p text:style-name="P14">DIN: Seasmart, on for all messages if enabled in config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N2K</text:p>
          </table:table-cell>
          <table:table-cell table:style-name="Table1.A1" office:value-type="string">
            <text:p text:style-name="P16">NMEA0183</text:p>
          </table:table-cell>
          <table:table-cell table:style-name="Table1.A1" office:value-type="string">
            <text:p text:style-name="P16">Hint</text:p>
          </table:table-cell>
          <table:table-cell table:style-name="Table1.D1" office:value-type="string">
            <text:p text:style-name="P16">Implemented <text:span text:style-name="T3">(X: 20211113)</text:span>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4">X <text:span text:style-name="T9">only ZDA</text:span>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4">X: <text:span text:style-name="T4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127251 Rate of Tur<text:span text:style-name="T4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1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5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<text:span text:style-name="T5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6">X: no GLL, only used in RMC</text:p>
          </table:table-cell>
        </table:table-row>
        <table:table-row>
          <table:table-cell table:style-name="Table1.A2" office:value-type="string">
            <text:p text:style-name="P1">129026 COG &amp; SOG, <text:soft-page-break/>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2">I</text:p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2">I</text:p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3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3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3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3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3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MTW only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3">XDR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3">XDR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3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3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7">X</text:p>
          </table:table-cell>
        </table:table-row>
      </table:table>
      <text:p text:style-name="Standard"/>
      <text:p text:style-name="Standard"/>
      <text:p text:style-name="P13">Conversions NMEA0183→NMEA2000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7">NMEA0183</text:p>
          </table:table-cell>
          <table:table-cell table:style-name="Table2.A1" office:value-type="string">
            <text:p text:style-name="P17">NMEA2000</text:p>
          </table:table-cell>
          <table:table-cell table:style-name="Table2.A1" office:value-type="string">
            <text:p text:style-name="P17">Hint</text:p>
          </table:table-cell>
          <table:table-cell table:style-name="Table2.D1" office:value-type="string">
            <text:p text:style-name="P17">Implemented<text:line-break/>(X: 20211113)</text:p>
          </table:table-cell>
        </table:table-row>
        <table:table-row>
          <table:table-cell table:style-name="Table2.A2" office:value-type="string">
            <text:p text:style-name="P17">APB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DPT</text:p>
          </table:table-cell>
          <table:table-cell table:style-name="Table2.A2" office:value-type="string">
            <text:p text:style-name="P8">128267 Water Depth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DTM</text:p>
          </table:table-cell>
          <table:table-cell table:style-name="Table2.A2" office:value-type="string">
            <text:p text:style-name="P8">129044 Datum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GGA</text:p>
          </table:table-cell>
          <table:table-cell table:style-name="Table2.A2" office:value-type="string">
            <text:p text:style-name="P8">129029 GNSS Position Data</text:p>
          </table:table-cell>
          <table:table-cell table:style-name="Table2.A2" office:value-type="string">
            <text:p text:style-name="P8">ZDA or RMC are required</text:p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GLL</text:p>
          </table:table-cell>
          <table:table-cell table:style-name="Table2.A2" office:value-type="string">
            <text:p text:style-name="P8">129025 Position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GSA</text:p>
          </table:table-cell>
          <table:table-cell table:style-name="Table2.A2" office:value-type="string">
            <text:p text:style-name="P8">129539 GNSS DOP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GSV</text:p>
          </table:table-cell>
          <table:table-cell table:style-name="Table2.A2" office:value-type="string">
            <text:p text:style-name="P8">129540 GNSS Sats in View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HDG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HDM,HDT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>Use variation and deviation from HDG</text:p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MDA</text:p>
          </table:table-cell>
          <table:table-cell table:style-name="Table2.A2" office:value-type="string">
            <text:p text:style-name="P8">30311 Environmental Parameters, 130306 Wind Data Relative air humidity, air and water</text:p>
            <text:p text:style-name="P8">temperature, atmospheric pressure,</text:p>
            <text:p text:style-name="P8">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OB</text:p>
          </table:table-cell>
          <table:table-cell table:style-name="Table2.A2" office:value-type="string">
            <text:p text:style-name="P8">127233 Man Overboard Notification (MOB)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TW</text:p>
          </table:table-cell>
          <table:table-cell table:style-name="Table2.A2" office:value-type="string">
            <text:p text:style-name="P8">130311 Environmental Parameter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WD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MWV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>Theoretical wind sent as ground</text:p>
            <text:p text:style-name="P8">referenced to True North; calculated</text:p>
            <text:p text:style-name="P8">using COG/SOG</text:p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RMB</text:p>
          </table:table-cell>
          <table:table-cell table:style-name="Table2.A2" office:value-type="string">
            <text:p text:style-name="P9">29283 Cross Track Error,129284 Navigation Data</text:p>
            <text:p text:style-name="P9">129285 Navigation <text:span text:style-name="T7">Data – </text:span>Route/WP information</text:p>
          </table:table-cell>
          <table:table-cell table:style-name="Table2.A2" office:value-type="string">
            <text:p text:style-name="P9"><text:s/><text:span text:style-name="T8">Maintain internal list of waypoints</text:span></text:p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RMC</text:p>
          </table:table-cell>
          <table:table-cell table:style-name="Table2.A2" office:value-type="string">
            <text:p text:style-name="P9">26992 System Time</text:p>
            <text:p text:style-name="P9">127258 Magnetic Variation</text:p>
            <text:p text:style-name="P9"><text:soft-page-break/>129025 Position, Rapid Update</text:p>
            <text:p text:style-name="P9">129026 COG &amp; S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RSA</text:p>
          </table:table-cell>
          <table:table-cell table:style-name="Table2.A2" office:value-type="string">
            <text:p text:style-name="P8">127245 Rudde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: only one rudder (instance 0)</text:p>
          </table:table-cell>
        </table:table-row>
        <table:table-row>
          <table:table-cell table:style-name="Table2.A2" office:value-type="string">
            <text:p text:style-name="P8">RTE</text:p>
          </table:table-cell>
          <table:table-cell table:style-name="Table2.A2" office:value-type="string">
            <text:p text:style-name="P8">130066 Route and WP Service —</text:p>
            <text:p text:style-name="P9">Route/WP-List Attributes, 130067 Route and WP Service —</text:p>
            <text:p text:style-name="P9">Route -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OT</text:p>
          </table:table-cell>
          <table:table-cell table:style-name="Table2.A2" office:value-type="string">
            <text:p text:style-name="P8">127251 Rate of Tur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I</text:p>
          </table:table-cell>
        </table:table-row>
        <table:table-row>
          <table:table-cell table:style-name="Table2.A2" office:value-type="string">
            <text:p text:style-name="P8">VBW</text:p>
          </table:table-cell>
          <table:table-cell table:style-name="Table2.A2" office:value-type="string">
            <text:p text:style-name="P8">130578 Vessel Speed Component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HW</text:p>
          </table:table-cell>
          <table:table-cell table:style-name="Table2.A2" office:value-type="string">
            <text:p text:style-name="P8">128259 Speed, Water referenced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VDR</text:p>
          </table:table-cell>
          <table:table-cell table:style-name="Table2.A2" office:value-type="string">
            <text:p text:style-name="P8">29291 Set &amp; Drift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LW</text:p>
          </table:table-cell>
          <table:table-cell table:style-name="Table2.A2" office:value-type="string">
            <text:p text:style-name="P8">128275 Distance L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TG</text:p>
          </table:table-cell>
          <table:table-cell table:style-name="Table2.A2" office:value-type="string">
            <text:p text:style-name="P8">29026 COG &amp; SOG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VWR, VWT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: no VWT</text:p>
          </table:table-cell>
        </table:table-row>
        <table:table-row>
          <table:table-cell table:style-name="Table2.A2" office:value-type="string">
            <text:p text:style-name="P8">WPL</text:p>
          </table:table-cell>
          <table:table-cell table:style-name="Table2.A2" office:value-type="string">
            <text:p text:style-name="P8">130074 Route and WP Service —</text:p>
            <text:p text:style-name="P8">WP List —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XTE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1">I</text:p>
          </table:table-cell>
        </table:table-row>
        <table:table-row>
          <table:table-cell table:style-name="Table2.A2" office:value-type="string">
            <text:p text:style-name="P8">ZDA</text:p>
          </table:table-cell>
          <table:table-cell table:style-name="Table2.A2" office:value-type="string">
            <text:p text:style-name="P10">126992 System Time, 129033 Local Time Offset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VDO, VDM</text:p>
          </table:table-cell>
          <table:table-cell table:style-name="Table2.A2" office:value-type="string">
            <text:p text:style-name="P10">129038 AIS Class A Position Report</text:p>
            <text:p text:style-name="P10">129039 AIS Class B Position Report</text:p>
            <text:p text:style-name="P10">129040 AIS Class B Extended Position Report</text:p>
            <text:p text:style-name="P10">129041 AIS Aids to Navigation (AtoN) Report</text:p>
            <text:p text:style-name="P10">129793 AIS UTC and Date Report</text:p>
            <text:p text:style-name="P10">129794 AIS Class A Static and Voyage <text:soft-page-break/>Related Data</text:p>
            <text:p text:style-name="P10">129798 AIS SAR Aircraft Position Report</text:p>
            <text:p text:style-name="P10">129809 AIS Class B «CS» Static Data Report, Part A</text:p>
            <text:p text:style-name="P10">129810 AIS Class B «CS» Static Data Report, Part B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: 129038, 129039, 129794,129809,129810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44:53.160071801</meta:creation-date>
    <dc:date>2021-11-18T22:45:51.564236515</dc:date>
    <meta:editing-duration>P1DT1H37M19S</meta:editing-duration>
    <meta:editing-cycles>6</meta:editing-cycles>
    <meta:generator>LibreOffice/6.0.7.3$Linux_X86_64 LibreOffice_project/00m0$Build-3</meta:generator>
    <meta:document-statistic meta:table-count="2" meta:image-count="0" meta:object-count="0" meta:page-count="6" meta:paragraph-count="249" meta:word-count="783" meta:character-count="4335" meta:non-whitespace-character-count="3791"/>
  </office:meta>
</office:document-meta>
</file>